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374cm" fo:min-width="2.152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2.379cm" fo:min-width="2.15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2.379cm" fo:min-width="2.15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2.464cm" fo:min-width="3.2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0.2cm" fo:min-width="19.088cm" fo:wrap-option="wrap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3.072cm" fo:min-width="2.86cm" fo:wrap-option="wrap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3.081cm" fo:min-width="2.86cm" fo:wrap-option="wrap" loext:decorative="false"/>
    </style:style>
    <style:style style:name="gr10" style:family="graphic" style:parent-style-name="standard">
      <style:graphic-properties draw:fill-color="#ff7b59" draw:textarea-horizontal-align="justify" draw:textarea-vertical-align="middle" draw:auto-grow-height="false" fo:min-height="2.464cm" fo:min-width="3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972f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ffff38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7b59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5cm" svg:height="3.71cm" svg:x="13cm" svg:y="1.796cm">
          <text:p text:style-name="P1"><text:span text:style-name="T1">Frisbeegolf-tulospalvelu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" draw:id="id4" draw:layer="layout" svg:width="3.75cm" svg:height="3.717cm" svg:x="6.25cm" svg:y="9.036cm">
          <text:p text:style-name="P1"><text:span text:style-name="T2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75cm" svg:height="3.717cm" svg:x="19.75cm" svg:y="9.036cm">
          <text:p text:style-name="P1"><text:span text:style-name="T2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3.75cm" svg:height="2.714cm" svg:x="2.5cm" svg:y="17.286cm">
          <text:p text:style-name="P1"><text:span text:style-name="T3">Käyttäjä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7.7cm" svg:height="14.778cm" svg:x="1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line" svg:x1="10.5cm" svg:y1="10.895cm" svg:x2="19.25cm" svg:y2="10.895cm" draw:start-shape="id1" draw:start-glue-point="10" draw:end-shape="id2" draw:end-glue-point="6" svg:d="M10500 10895h8750" svg:viewBox="0 0 8751 1">
          <text:p/>
        </draw:connector>
        <draw:connector draw:style-name="gr7" draw:text-style-name="P6" draw:layer="layout" draw:type="line" svg:x1="4.375cm" svg:y1="17.286cm" svg:x2="6.799cm" svg:y2="12.209cm" draw:start-shape="id3" draw:start-glue-point="0" draw:end-shape="id4" draw:end-glue-point="7" svg:d="M4375 17286l2424-5077" svg:viewBox="0 0 2425 5078">
          <text:p/>
        </draw:connector>
        <draw:custom-shape draw:style-name="gr8" draw:text-style-name="P6" draw:layer="layout" svg:width="4.75cm" svg:height="4.698cm" svg:x="12.5cm" svg:y="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" draw:id="id1" draw:layer="layout" svg:width="4.75cm" svg:height="4.711cm" svg:x="5.75cm" svg:y="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" draw:id="id2" draw:layer="layout" svg:width="4.75cm" svg:height="4.711cm" svg:x="19.25cm" svg:y="8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5" draw:id="id5" draw:layer="layout" svg:width="3.75cm" svg:height="2.714cm" svg:x="23.5cm" svg:y="17.286cm">
          <text:p text:style-name="P1"><text:span text:style-name="T4">Administraattorit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3.305cm" svg:y1="12.56cm" svg:x2="25.375cm" svg:y2="17.286cm" draw:start-shape="id2" draw:start-glue-point="9" draw:end-shape="id5" draw:end-glue-point="0" svg:d="M23305 12560l2070 4726" svg:viewBox="0 0 2071 47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0-31T15:13:32.456697153</dc:date>
    <meta:editing-duration>PT9M35S</meta:editing-duration>
    <meta:editing-cycles>7</meta:editing-cycles>
    <meta:generator>LibreOffice/24.2.6.2$Linux_X86_64 LibreOffice_project/420$Build-2</meta:generator>
    <meta:document-statistic meta:object-count="13"/>
  </office:meta>
</office:document-meta>
</file>